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 style:list-style-name="List_20_3"/>
    <style:style style:name="P6" style:family="paragraph" style:parent-style-name="Standard" style:list-style-name="List_20_3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ist_20_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1. Arbeitsblatt: C Grundlagen<text:tab/>1</text:p>
          <text:p text:style-name="P2">1.1. Absolutes MUSS<text:tab/>1</text:p>
          <text:p text:style-name="P2">1.2. Beispielprogramm<text:tab/>1</text:p>
          <text:p text:style-name="P3">1.2.1. gflaeche.c<text:tab/>1</text:p>
          <text:p text:style-name="P2">1.3. Aufgaben<text:tab/>2</text:p>
          <text:p text:style-name="P3">1.3.1. Aufgabe: summe2<text:tab/>2</text:p>
          <text:p text:style-name="P3">1.3.2. Aufgabe: pow<text:tab/>2</text:p>
          <text:p text:style-name="P3">1.3.3. Aufgabe: teiler2<text:tab/>2</text:p>
          <text:p text:style-name="P3">1.3.4. *Aufgabe: Primzahl<text:tab/>3</text:p>
        </text:index-body>
      </text:table-of-content>
      <text:h text:style-name="Heading_20_1" text:outline-level="1"><text:bookmark-start text:name="__RefHeading__3153_591435949"/>Arbeitsblatt: C Grundlagen<text:bookmark-end text:name="__RefHeading__3153_591435949"/></text:h>
      <text:list xml:id="list2814151829588392174" text:style-name="L1">
        <text:list-item>
          <text:p text:style-name="P7">Erstellen Sie C-Programme: Summe2, pow, teiler2, prim</text:p>
        </text:list-item>
      </text:list>
      <text:h text:style-name="Heading_20_2" text:outline-level="2">Absolutes MUSS</text:h>
      <text:list xml:id="list6096178578955357604" text:style-name="List_20_3">
        <text:list-item>
          <text:p text:style-name="P8">Jedes Programm muss folgenden <text:span text:style-name="T1">Programmheader</text:span> haben</text:p>
        </text:list-item>
      </text:list>
      <text:p text:style-name="Preformatted_20_Text">/**</text:p>
      <text:p text:style-name="Preformatted_20_Text"><text:s/>* ?????? kurze Beschreibung der Aufgabe ??????</text:p>
      <text:p text:style-name="Preformatted_20_Text"><text:s/>* @author Vorname Nachname (Jahrgang: ????)</text:p>
      <text:p text:style-name="Preformatted_20_Text"><text:s/>* @file ???????</text:p>
      <text:p text:style-name="Preformatted_20_Text"><text:s/>* @date ???????</text:p>
      <text:p text:style-name="Preformatted_20_Text"><text:s/>* Geschätzter Zeitaufwand: ?????</text:p>
      <text:p text:style-name="Preformatted_20_Text"><text:s/>* Tatsächlicher Zeitaufwand: ?????</text:p>
      <text:p text:style-name="Preformatted_20_Text"><text:s/>*/</text:p>
      <text:p text:style-name="Preformatted_20_Text"><text:s/></text:p>
      <text:list xml:id="list205506796508248" text:continue-numbering="true" text:style-name="List_20_3">
        <text:list-item>
          <text:p text:style-name="P5">Jedes Programm muss ausreichend <text:span text:style-name="T1">kommentiert</text:span> sein.</text:p>
        </text:list-item>
        <text:list-item>
          <text:p text:style-name="P5">In jedem Programm müssen <text:span text:style-name="T1">aussagekräftige Variablennamen</text:span> verwendet werden</text:p>
        </text:list-item>
        <text:list-item>
          <text:p text:style-name="P5">Jedes Programm muss <text:span text:style-name="T1">fehlerfrei</text:span> funktionieren. (d.h. auch fehlerfrei kompilieren)</text:p>
        </text:list-item>
        <text:list-item>
          <text:p text:style-name="P6">Selbständiges Arbeiten bzw. Zitieren von/mit Wem man gearbeitet hat</text:p>
        </text:list-item>
      </text:list>
      <text:p text:style-name="Text_20_body"/>
      <text:h text:style-name="Heading_20_2" text:outline-level="2">Beispielprogramm</text:h>
      <text:h text:style-name="Heading_20_3" text:outline-level="3">gflaeche.c</text:h>
      <text:p text:style-name="code">/**</text:p>
      <text:p text:style-name="code"><text:s/>* Flaeche eines Rechteckes</text:p>
      <text:p text:style-name="code"><text:s/>* @author Anton Hofmann (Jahrgang: SWE1-2013/2014)</text:p>
      <text:p text:style-name="code"><text:s/>* @file gflaeche.c</text:p>
      <text:p text:style-name="code"><text:s/>* @date 21.9.07</text:p>
      <text:p text:style-name="code"><text:s/>* Geschätzter Zeitaufwand: 5 min</text:p>
      <text:p text:style-name="code"><text:s/>* Tatsächlicher Zeitaufwand: 7 min</text:p>
      <text:p text:style-name="code"><text:s/>*/</text:p>
      <text:p text:style-name="code"><text:s/></text:p>
      <text:p text:style-name="code">#include &lt;stdio.h&gt; </text:p>
      <text:p text:style-name="code"/>
      <text:p text:style-name="code">int main() </text:p>
      <text:p text:style-name="code">{ </text:p>
      <text:p text:style-name="code"><text:s text:c="4"/>// Variablen vereinbaren, definieren </text:p>
      <text:p text:style-name="code"><text:s text:c="4"/>float laenge; </text:p>
      <text:p text:style-name="code"><text:s text:c="4"/>float breite; </text:p>
      <text:p text:style-name="code"><text:soft-page-break/><text:s text:c="4"/>float flaeche; </text:p>
      <text:p text:style-name="code"><text:s text:c="4"/></text:p>
      <text:p text:style-name="code"><text:s text:c="4"/>// Eingabe </text:p>
      <text:p text:style-name="code"><text:s text:c="4"/>printf("Laenge eingeben:"); </text:p>
      <text:p text:style-name="code"><text:s text:c="4"/>scanf("%f", &amp;laenge); <text:s text:c="3"/></text:p>
      <text:p text:style-name="code"><text:s text:c="4"/>printf("Breite eingeben:"); </text:p>
      <text:p text:style-name="code"><text:s text:c="4"/>scanf("%f", &amp;breite); <text:s text:c="3"/></text:p>
      <text:p text:style-name="code"><text:s text:c="4"/></text:p>
      <text:p text:style-name="code"><text:s text:c="4"/>//Berechnung </text:p>
      <text:p text:style-name="code"><text:s text:c="4"/>flaeche= laenge * breite; </text:p>
      <text:p text:style-name="code"><text:s text:c="4"/></text:p>
      <text:p text:style-name="code"><text:s text:c="4"/>//Ausgabe </text:p>
      <text:p text:style-name="code"><text:s text:c="4"/>printf("Flaeche = %.2f\n", flaeche);</text:p>
      <text:p text:style-name="code"><text:s text:c="4"/>printf("... Breite= %.2f\n", breite);</text:p>
      <text:p text:style-name="code"><text:s text:c="4"/>printf("... Laenge= %.2f\n", laenge);</text:p>
      <text:p text:style-name="code"/>
      <text:p text:style-name="code"><text:s text:c="4"/>printf("\n"); </text:p>
      <text:p text:style-name="code"><text:s text:c="4"/><text:tab/> </text:p>
      <text:p text:style-name="code"><text:s text:c="4"/>return 0; </text:p>
      <text:p text:style-name="code">}</text:p>
      <text:p text:style-name="Text_20_body"/>
      <text:h text:style-name="Heading_20_2" text:outline-level="2">Aufgaben</text:h>
      <text:p text:style-name="Text_20_body"/>
      <text:h text:style-name="Heading_20_3" text:outline-level="3">Aufgabe: summe2</text:h>
      <text:p text:style-name="Text_20_body">Lies 2 Zahlen ein (start,ende).</text:p>
      <text:p text:style-name="Text_20_body">Berechne die Summe der Zahlen von start bis ende.</text:p>
      <text:p text:style-name="Text_20_body">Bsp: </text:p>
      <text:p text:style-name="Text_20_body">start: 2 ende: 4</text:p>
      <text:p text:style-name="Text_20_body">=&gt; ergebnis: 9</text:p>
      <text:p text:style-name="Text_20_body"/>
      <text:h text:style-name="Heading_20_3" text:outline-level="3"><text:bookmark-start text:name="__RefHeading__6693_461211759"/>Aufgabe: pow<text:bookmark-end text:name="__RefHeading__6693_461211759"/></text:h>
      <text:p text:style-name="Text_20_body">Lies m und n ein. </text:p>
      <text:p text:style-name="Text_20_body">Berechne und gib m hoch n aus.</text:p>
      <text:p text:style-name="Text_20_body"/>
      <text:h text:style-name="Heading_20_3" text:outline-level="3">Aufgabe: teiler2</text:h>
      <text:p text:style-name="Standard">Lies 2 Zahlen ein (start,ende).</text:p>
      <text:p text:style-name="Standard">Gib von jeder Zahl zwischen start und ende die Teiler aus.</text:p>
      <text:p text:style-name="Standard"/>
      <text:p text:style-name="Standard">Bsp: start:3 ende:5</text:p>
      <text:p text:style-name="Standard">Teiler von 3</text:p>
      <text:p text:style-name="Standard">Teiler: 1</text:p>
      <text:p text:style-name="Standard">Teiler: 3</text:p>
      <text:p text:style-name="Standard">Teiler von 4</text:p>
      <text:p text:style-name="Standard">Teiler: 1</text:p>
      <text:p text:style-name="Standard">Teiler: 2</text:p>
      <text:p text:style-name="Standard"><text:soft-page-break/>Teiler: 4</text:p>
      <text:p text:style-name="Standard">Teiler von 5</text:p>
      <text:p text:style-name="Standard">Teiler: 1</text:p>
      <text:p text:style-name="Standard">Teiler: 5</text:p>
      <text:p text:style-name="Text_20_body"/>
      <text:h text:style-name="Heading_20_3" text:outline-level="3"><text:bookmark-start text:name="__RefHeading__5688_461211759"/>*Aufgabe: Primzahl<text:bookmark-end text:name="__RefHeading__5688_461211759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/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P1">* Ausgabe: n "ist eine Primzahl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GRUNDLAGEN-01-summ2-pow-teiler2-prim.odt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3-02-08T22:35:52</meta:creation-date>
    <meta:editing-cycles>13</meta:editing-cycles>
    <meta:editing-duration>PT14H28M22S</meta:editing-duration>
    <dc:date>2017-03-06T20:55:05.795211729</dc:date>
    <dc:creator>hofmann </dc:creator>
    <meta:document-statistic meta:table-count="0" meta:image-count="0" meta:object-count="0" meta:page-count="3" meta:paragraph-count="104" meta:word-count="420" meta:character-count="2856" meta:non-whitespace-character-count="240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informatik/.config/libreoffice/3/user/template/arbeitsunterlage.ott" meta:date="2013-02-08T22:35:51"/>
  </office:meta>
</office:document-meta>
</file>